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Times New Roman" fo:font-size="12pt" fo:font-weight="bold" officeooo:rsid="002b0bb3" officeooo:paragraph-rsid="002b0bb3"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bold" officeooo:paragraph-rsid="00275b19"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310090"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2b0bb3"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298cb2" style:font-size-asian="12pt"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2bcdb2" style:font-size-asian="12pt"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normal" officeooo:rsid="00275b19" officeooo:paragraph-rsid="00275b19"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page"/>
      <style:text-properties style:font-name="Times New Roman" fo:font-size="12pt" fo:font-style="normal" officeooo:paragraph-rsid="002b0bb3" style:font-size-asian="12pt" style:font-style-asian="normal" style:font-name-complex="Times New Roman2" style:font-size-complex="12pt" style:font-weight-complex="normal"/>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officeooo:paragraph-rsid="002bcdb2"/>
    </style:style>
    <style:style style:name="P12"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Times New Roman" fo:font-size="12pt" fo:font-style="normal" officeooo:paragraph-rsid="0013bc4d" style:font-size-asian="12pt" style:font-style-asian="normal" style:font-name-complex="Times New Roman2" style:font-size-complex="12pt" style:font-weight-complex="normal"/>
    </style:style>
    <style:style style:name="P13"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Times New Roman" fo:font-size="12pt" officeooo:paragraph-rsid="00275b19" style:font-size-asian="12pt" style:font-size-complex="12pt"/>
    </style:style>
    <style:style style:name="P14" style:family="paragraph" style:parent-style-name="Standard">
      <style:paragraph-properties fo:text-align="justify" style:justify-single-word="false"/>
      <style:text-properties style:font-name="Times New Roman" fo:font-size="12pt" fo:font-style="italic" fo:font-weight="bold" officeooo:paragraph-rsid="002b0bb3" style:font-size-asian="12pt" style:language-asian="tr" style:country-asian="TR" style:font-style-asian="italic" style:font-weight-asian="bold"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fo:font-style="italic"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text-align="justify" style:justify-single-word="false"/>
      <style:text-properties style:font-name="Times New Roman" fo:font-size="12pt" officeooo:paragraph-rsid="002b0bb3" style:font-size-asian="12pt" style:language-asian="tr" style:country-asian="TR" style:font-name-complex="Times New Roman1" style:font-size-complex="12pt"/>
    </style:style>
    <style:style style:name="P17" style:family="paragraph" style:parent-style-name="Standard">
      <style:paragraph-properties fo:text-align="justify" style:justify-single-word="false"/>
      <style:text-properties style:font-name="Times New Roman" officeooo:paragraph-rsid="002b0bb3"/>
    </style:style>
    <style:style style:name="P18" style:family="paragraph" style:parent-style-name="Standard">
      <style:paragraph-properties fo:text-align="justify" style:justify-single-word="false"/>
      <style:text-properties style:font-name="Times New Roman" fo:font-weight="bold" officeooo:paragraph-rsid="002b0bb3" style:font-weight-asian="bold" style:font-weight-complex="bold"/>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bold" officeooo:paragraph-rsid="00275b19" style:font-size-asian="12pt" style:font-weight-asian="bold" style:font-size-complex="12pt" style:font-weight-complex="bold"/>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weight="bold" officeooo:paragraph-rsid="00298cb2" style:font-size-asian="12pt" style:font-weight-asian="bold" style:font-size-complex="12pt" style:font-weight-complex="bold"/>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rsid="002bcdb2" officeooo:paragraph-rsid="002bcdb2" style:font-size-asian="12pt" style:language-asian="tr" style:country-asian="TR" style:font-name-complex="Times New Roman1" style:font-size-complex="12pt"/>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fo:font-style="normal" officeooo:paragraph-rsid="00275b19" style:font-size-asian="12pt" style:font-style-asian="normal" style:font-name-complex="Times New Roman2" style:font-size-complex="12pt" style:font-weight-complex="normal"/>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cm" style:auto-text-indent="false" fo:keep-with-next="auto" style:writing-mode="page"/>
      <style:text-properties style:font-name="Times New Roman" fo:font-size="12pt" fo:font-weight="bold" officeooo:paragraph-rsid="002bcdb2" style:font-size-asian="12pt" style:language-asian="tr" style:country-asian="TR" style:font-weight-asian="bold" style:font-name-complex="Times New Roman1" style:font-size-complex="12pt" style:font-weight-complex="bold"/>
    </style:style>
    <style:style style:name="P24" style:family="paragraph" style:parent-style-name="Standard">
      <style:paragraph-properties fo:text-align="justify" style:justify-single-word="false"/>
      <style:text-properties style:font-name="Times New Roman" fo:font-size="12pt" officeooo:rsid="00348da0" officeooo:paragraph-rsid="00348da0" style:font-size-asian="12pt" style:language-asian="tr" style:country-asian="TR" style:font-name-complex="Times New Roman1" style:font-size-complex="12pt"/>
    </style:style>
    <style:style style:name="P25" style:family="paragraph" style:parent-style-name="Standard">
      <style:paragraph-properties fo:text-align="justify" style:justify-single-word="false"/>
      <style:text-properties style:font-name="Times New Roman" fo:font-size="12pt" officeooo:paragraph-rsid="00348da0" style:font-size-asian="12pt" style:language-asian="tr" style:country-asian="TR" style:font-name-complex="Times New Roman1" style:font-size-complex="12pt"/>
    </style:style>
    <style:style style:name="P26"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Times New Roman" fo:font-size="12pt" fo:font-weight="normal" officeooo:paragraph-rsid="0013bc4d" style:font-size-asian="12pt" style:font-weight-asian="normal" style:font-name-complex="Times New Roman2" style:font-size-complex="12pt" style:font-weight-complex="normal"/>
    </style:style>
    <style:style style:name="P27"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Times New Roman" fo:font-size="12pt" fo:font-weight="normal" officeooo:rsid="00374a74" officeooo:paragraph-rsid="00374a74" style:font-size-asian="12pt" style:font-weight-asian="normal" style:font-name-complex="Times New Roman2" style:font-size-complex="12pt" style:font-weight-complex="normal"/>
    </style:style>
    <style:style style:name="P28"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Times New Roman" fo:font-size="12pt" fo:language="tr" fo:country="TR" fo:font-weight="bold" officeooo:paragraph-rsid="00275b19" style:font-size-asian="12pt" style:font-weight-asian="bold" style:font-name-complex="Times New Roman2" style:font-size-complex="12pt" style:font-weight-complex="bold"/>
    </style:style>
    <style:style style:name="P29"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 fo:font-size="12pt" officeooo:paragraph-rsid="002bcdb2" style:font-size-asian="12pt" style:font-size-complex="12pt"/>
    </style:style>
    <style:style style:name="P30" style:family="paragraph" style:parent-style-name="List_20_Paragraph" style:list-style-name="WWNum3">
      <style:paragraph-properties fo:margin-left="0cm" fo:margin-right="0cm" fo:text-align="justify" style:justify-single-word="false" fo:text-indent="0cm" style:auto-text-indent="false"/>
      <style:text-properties style:font-name="Times New Roman" fo:font-size="12pt" officeooo:paragraph-rsid="002b0bb3" style:font-size-asian="12pt" style:font-size-complex="12pt"/>
    </style:style>
    <style:style style:name="P31" style:family="paragraph" style:parent-style-name="List_20_Paragraph" style:list-style-name="WWNum3">
      <style:paragraph-properties fo:margin-left="0cm" fo:margin-right="0cm" fo:text-align="justify" style:justify-single-word="false" fo:text-indent="0cm" style:auto-text-indent="false"/>
      <style:text-properties style:font-name="Times New Roman" fo:font-size="12pt" officeooo:paragraph-rsid="002b0bb3" style:font-size-asian="12pt" style:language-asian="tr" style:country-asian="TR" style:font-name-complex="Times New Roman1" style:font-size-complex="12pt"/>
    </style:style>
    <style:style style:name="P32" style:family="paragraph" style:parent-style-name="List_20_Paragraph">
      <style:paragraph-properties fo:margin-left="0cm" fo:margin-right="0cm" fo:text-align="justify" style:justify-single-word="false" fo:text-indent="0cm" style:auto-text-indent="false"/>
      <style:text-properties style:font-name="Times New Roman" fo:font-size="12pt" fo:font-weight="bold" officeooo:paragraph-rsid="002bcdb2" style:font-size-asian="12pt" style:language-asian="tr" style:country-asian="TR" style:font-weight-asian="bold" style:font-name-complex="Times New Roman1" style:font-size-complex="12pt" style:font-weight-complex="bold"/>
    </style:style>
    <style:style style:name="P33" style:family="paragraph" style:parent-style-name="List_20_Paragraph" style:list-style-name="WWNum3">
      <style:paragraph-properties fo:margin-left="0cm" fo:margin-right="0cm" fo:text-align="justify" style:justify-single-word="false" fo:text-indent="0cm" style:auto-text-indent="false"/>
      <style:text-properties style:font-name="Times New Roman" officeooo:paragraph-rsid="002bcdb2"/>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7e957" style:font-weight-asian="normal" style:font-weight-complex="normal"/>
    </style:style>
    <style:style style:name="T5" style:family="text">
      <style:text-properties fo:font-weight="normal" officeooo:rsid="001cc920" style:font-weight-asian="normal" style:font-weight-complex="normal"/>
    </style:style>
    <style:style style:name="T6" style:family="text">
      <style:text-properties fo:font-weight="normal" officeooo:rsid="001f62ef" style:font-weight-asian="normal" style:font-weight-complex="normal"/>
    </style:style>
    <style:style style:name="T7" style:family="text">
      <style:text-properties fo:font-weight="normal" officeooo:rsid="00310090" style:font-weight-asian="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officeooo:rsid="00172ad1"/>
    </style:style>
    <style:style style:name="T11" style:family="text">
      <style:text-properties officeooo:rsid="0017e957"/>
    </style:style>
    <style:style style:name="T12" style:family="text">
      <style:text-properties officeooo:rsid="00191904"/>
    </style:style>
    <style:style style:name="T13" style:family="text">
      <style:text-properties officeooo:rsid="001ab6fb"/>
    </style:style>
    <style:style style:name="T14" style:family="text">
      <style:text-properties officeooo:rsid="001b7644"/>
    </style:style>
    <style:style style:name="T15" style:family="text">
      <style:text-properties officeooo:rsid="001cc920"/>
    </style:style>
    <style:style style:name="T16" style:family="text">
      <style:text-properties officeooo:rsid="001e1f00"/>
    </style:style>
    <style:style style:name="T17" style:family="text">
      <style:text-properties fo:font-weight="bold" style:font-weight-asian="bold" style:font-weight-complex="bold"/>
    </style:style>
    <style:style style:name="T18" style:family="text">
      <style:text-properties fo:font-weight="bold" officeooo:rsid="0024c625" style:font-weight-asian="bold" style:font-weight-complex="bold"/>
    </style:style>
    <style:style style:name="T19" style:family="text">
      <style:text-properties fo:font-weight="bold" officeooo:rsid="002572b2" style:font-weight-asian="bold" style:font-weight-complex="bold"/>
    </style:style>
    <style:style style:name="T20" style:family="text">
      <style:text-properties fo:font-weight="bold" officeooo:rsid="00275b19" style:font-weight-asian="bold" style:font-weight-complex="bold"/>
    </style:style>
    <style:style style:name="T21" style:family="text">
      <style:text-properties fo:font-weight="bold" officeooo:rsid="00298cb2" style:font-weight-asian="bold" style:font-weight-complex="bold"/>
    </style:style>
    <style:style style:name="T22" style:family="text">
      <style:text-properties fo:font-weight="bold" officeooo:rsid="002a4e45" style:font-weight-asian="bold" style:font-weight-complex="bold"/>
    </style:style>
    <style:style style:name="T23" style:family="text">
      <style:text-properties fo:letter-spacing="0.011cm"/>
    </style:style>
    <style:style style:name="T24" style:family="text">
      <style:text-properties officeooo:rsid="001f62ef"/>
    </style:style>
    <style:style style:name="T25" style:family="text">
      <style:text-properties officeooo:rsid="0020c14b"/>
    </style:style>
    <style:style style:name="T26" style:family="text">
      <style:text-properties officeooo:rsid="0023f1ec"/>
    </style:style>
    <style:style style:name="T27" style:family="text">
      <style:text-properties officeooo:rsid="0024c625"/>
    </style:style>
    <style:style style:name="T28" style:family="text">
      <style:text-properties officeooo:rsid="002572b2"/>
    </style:style>
    <style:style style:name="T29" style:family="text">
      <style:text-properties fo:font-style="normal" fo:font-weight="bold" style:font-style-asian="normal" style:font-weight-asian="bold" style:font-name-complex="Times New Roman2" style:font-weight-complex="bold"/>
    </style:style>
    <style:style style:name="T30" style:family="text">
      <style:text-properties fo:font-style="normal" fo:font-weight="bold" officeooo:rsid="00275b19" style:font-style-asian="normal" style:font-weight-asian="bold" style:font-name-complex="Times New Roman2" style:font-weight-complex="bold"/>
    </style:style>
    <style:style style:name="T31" style:family="text">
      <style:text-properties fo:font-style="normal" fo:font-weight="bold" officeooo:rsid="00172ad1" style:font-style-asian="normal" style:font-weight-asian="bold" style:font-name-complex="Times New Roman2" style:font-weight-complex="bold"/>
    </style:style>
    <style:style style:name="T32" style:family="text">
      <style:text-properties fo:font-style="normal" fo:font-weight="bold" officeooo:rsid="002572b2" style:font-style-asian="normal" style:font-weight-asian="bold" style:font-name-complex="Times New Roman2" style:font-weight-complex="bold"/>
    </style:style>
    <style:style style:name="T33" style:family="text">
      <style:text-properties fo:font-style="normal" fo:font-weight="bold" style:font-style-asian="normal" style:font-weight-asian="bold" style:font-name-complex="Times New Roman2" style:font-weight-complex="normal"/>
    </style:style>
    <style:style style:name="T34" style:family="text">
      <style:text-properties fo:font-style="normal" fo:font-weight="bold" officeooo:rsid="0024c625" style:font-style-asian="normal" style:font-weight-asian="bold" style:font-name-complex="Times New Roman2" style:font-weight-complex="normal"/>
    </style:style>
    <style:style style:name="T35" style:family="text">
      <style:text-properties fo:font-style="normal" fo:font-weight="bold" officeooo:rsid="002572b2" style:font-style-asian="normal" style:font-weight-asian="bold" style:font-name-complex="Times New Roman2" style:font-weight-complex="normal"/>
    </style:style>
    <style:style style:name="T36" style:family="text">
      <style:text-properties fo:font-style="normal" fo:font-weight="bold" officeooo:rsid="00275b19" style:font-style-asian="normal" style:font-weight-asian="bold" style:font-name-complex="Times New Roman2" style:font-weight-complex="normal"/>
    </style:style>
    <style:style style:name="T37" style:family="text">
      <style:text-properties fo:font-style="normal" fo:font-weight="bold" officeooo:rsid="00298cb2" style:font-style-asian="normal" style:font-weight-asian="bold" style:font-name-complex="Times New Roman2" style:font-weight-complex="normal"/>
    </style:style>
    <style:style style:name="T38" style:family="text">
      <style:text-properties fo:font-style="normal" fo:font-weight="bold" officeooo:rsid="002a4e45" style:font-style-asian="normal" style:font-weight-asian="bold" style:font-name-complex="Times New Roman2" style:font-weight-complex="normal"/>
    </style:style>
    <style:style style:name="T39" style:family="text">
      <style:text-properties fo:font-style="normal" fo:font-weight="normal" style:font-style-asian="normal" style:font-weight-asian="normal" style:font-name-complex="Times New Roman2" style:font-weight-complex="normal"/>
    </style:style>
    <style:style style:name="T40" style:family="text">
      <style:text-properties fo:font-style="normal" fo:font-weight="normal" officeooo:rsid="00172ad1" style:font-style-asian="normal" style:font-weight-asian="normal" style:font-name-complex="Times New Roman2" style:font-weight-complex="normal"/>
    </style:style>
    <style:style style:name="T41" style:family="text">
      <style:text-properties fo:font-style="normal" fo:font-weight="normal" officeooo:rsid="00275b19" style:font-style-asian="normal" style:font-weight-asian="normal" style:font-name-complex="Times New Roman2" style:font-weight-complex="normal"/>
    </style:style>
    <style:style style:name="T42" style:family="text">
      <style:text-properties fo:font-style="normal" fo:font-weight="normal" officeooo:rsid="0023f1ec" style:font-style-asian="normal" style:font-weight-asian="normal" style:font-name-complex="Times New Roman2" style:font-weight-complex="normal"/>
    </style:style>
    <style:style style:name="T43" style:family="text">
      <style:text-properties fo:font-style="normal" style:font-style-asian="normal" style:font-name-complex="Times New Roman2"/>
    </style:style>
    <style:style style:name="T44" style:family="text">
      <style:text-properties fo:font-style="normal" style:font-style-asian="normal" style:font-name-complex="Times New Roman2" style:font-weight-complex="normal"/>
    </style:style>
    <style:style style:name="T45" style:family="text">
      <style:text-properties fo:font-style="normal" officeooo:rsid="00172ad1" style:font-style-asian="normal" style:font-name-complex="Times New Roman2" style:font-weight-complex="normal"/>
    </style:style>
    <style:style style:name="T46" style:family="text">
      <style:text-properties fo:font-style="normal" officeooo:rsid="00275b19" style:font-style-asian="normal" style:font-name-complex="Times New Roman2" style:font-weight-complex="normal"/>
    </style:style>
    <style:style style:name="T47" style:family="text">
      <style:text-properties fo:font-style="normal" officeooo:rsid="0024c625" style:font-style-asian="normal" style:font-name-complex="Times New Roman2" style:font-weight-complex="normal"/>
    </style:style>
    <style:style style:name="T48" style:family="text">
      <style:text-properties fo:font-style="normal" officeooo:rsid="0033b636" style:font-style-asian="normal" style:font-name-complex="Times New Roman2" style:font-weight-complex="normal"/>
    </style:style>
    <style:style style:name="T49" style:family="text">
      <style:text-properties fo:font-style="normal" officeooo:rsid="00172ad1" style:font-style-asian="normal" style:font-name-complex="Times New Roman2"/>
    </style:style>
    <style:style style:name="T50" style:family="text">
      <style:text-properties fo:font-style="normal" style:language-asian="tr" style:country-asian="TR" style:font-style-asian="normal" style:font-name-complex="Times New Roman1" style:font-weight-complex="normal"/>
    </style:style>
    <style:style style:name="T51" style:family="text">
      <style:text-properties fo:font-style="normal" officeooo:rsid="002b0bb3" style:language-asian="tr" style:country-asian="TR" style:font-style-asian="normal" style:font-name-complex="Times New Roman1" style:font-weight-complex="normal"/>
    </style:style>
    <style:style style:name="T52" style:family="text">
      <style:text-properties fo:font-style="normal" officeooo:rsid="001c4bd1" style:language-asian="tr" style:country-asian="TR" style:font-style-asian="normal" style:font-name-complex="Times New Roman1" style:font-weight-complex="normal"/>
    </style:style>
    <style:style style:name="T53" style:family="text">
      <style:text-properties fo:language="tr" fo:country="TR" fo:font-weight="bold" style:font-weight-asian="bold" style:font-name-complex="Times New Roman2" style:font-weight-complex="bold"/>
    </style:style>
    <style:style style:name="T54" style:family="text">
      <style:text-properties fo:language="tr" fo:country="TR" fo:font-weight="bold" officeooo:rsid="0024c625" style:font-weight-asian="bold" style:font-name-complex="Times New Roman2" style:font-weight-complex="bold"/>
    </style:style>
    <style:style style:name="T55" style:family="text">
      <style:text-properties fo:language="tr" fo:country="TR" fo:font-style="normal" fo:font-weight="bold" style:font-style-asian="normal" style:font-weight-asian="bold" style:font-name-complex="Times New Roman2" style:font-weight-complex="normal"/>
    </style:style>
    <style:style style:name="T56" style:family="text">
      <style:text-properties fo:language="tr" fo:country="TR" fo:font-weight="normal" officeooo:rsid="00172ad1" style:font-weight-asian="normal" style:font-name-complex="Times New Roman2" style:font-weight-complex="normal"/>
    </style:style>
    <style:style style:name="T57" style:family="text">
      <style:text-properties fo:language="tr" fo:country="TR" style:font-name-complex="Times New Roman2"/>
    </style:style>
    <style:style style:name="T58" style:family="text">
      <style:text-properties fo:language="tr" fo:country="TR" officeooo:rsid="00172ad1" style:font-name-complex="Times New Roman2"/>
    </style:style>
    <style:style style:name="T59" style:family="text">
      <style:text-properties officeooo:rsid="00298cb2"/>
    </style:style>
    <style:style style:name="T60" style:family="text">
      <style:text-properties officeooo:rsid="002a4e45"/>
    </style:style>
    <style:style style:name="T61" style:family="text">
      <style:text-properties officeooo:rsid="002b0bb3"/>
    </style:style>
    <style:style style:name="T62" style:family="text">
      <style:text-properties officeooo:rsid="001c4bd1"/>
    </style:style>
    <style:style style:name="T63" style:family="text">
      <style:text-properties style:language-asian="tr" style:country-asian="TR" style:font-name-complex="Times New Roman1"/>
    </style:style>
    <style:style style:name="T64" style:family="text">
      <style:text-properties officeooo:rsid="002b0bb3" style:language-asian="tr" style:country-asian="TR" style:font-name-complex="Times New Roman1"/>
    </style:style>
    <style:style style:name="T65" style:family="text">
      <style:text-properties officeooo:rsid="00172ad1" style:language-asian="tr" style:country-asian="TR" style:font-name-complex="Times New Roman1"/>
    </style:style>
    <style:style style:name="T66" style:family="text">
      <style:text-properties officeooo:rsid="002bcdb2" style:language-asian="tr" style:country-asian="TR" style:font-name-complex="Times New Roman1"/>
    </style:style>
    <style:style style:name="T67" style:family="text">
      <style:text-properties officeooo:rsid="00310090" style:language-asian="tr" style:country-asian="TR" style:font-name-complex="Times New Roman1"/>
    </style:style>
    <style:style style:name="T68" style:family="text">
      <style:text-properties officeooo:rsid="0033b636" style:language-asian="tr" style:country-asian="TR" style:font-name-complex="Times New Roman1"/>
    </style:style>
    <style:style style:name="T69" style:family="text">
      <style:text-properties officeooo:rsid="002ed6e1"/>
    </style:style>
    <style:style style:name="T70" style:family="text">
      <style:text-properties fo:font-size="12pt" fo:font-weight="bold" style:font-size-asian="12pt" style:language-asian="tr" style:country-asian="TR" style:font-weight-asian="bold" style:font-name-complex="Times New Roman1" style:font-size-complex="12pt" style:font-weight-complex="bold"/>
    </style:style>
    <style:style style:name="T71" style:family="text">
      <style:text-properties fo:font-size="12pt" fo:font-weight="bold" officeooo:rsid="002a4e45" style:font-size-asian="12pt" style:language-asian="tr" style:country-asian="TR" style:font-weight-asian="bold" style:font-name-complex="Times New Roman1" style:font-size-complex="12pt" style:font-weight-complex="bold"/>
    </style:style>
    <style:style style:name="T72" style:family="text">
      <style:text-properties fo:font-size="12pt" fo:font-weight="bold" officeooo:rsid="002bcdb2" style:font-size-asian="12pt" style:language-asian="tr" style:country-asian="TR" style:font-weight-asian="bold" style:font-name-complex="Times New Roman1" style:font-size-complex="12pt" style:font-weight-complex="bold"/>
    </style:style>
    <style:style style:name="T73" style:family="text">
      <style:text-properties fo:font-size="12pt" style:font-size-asian="12pt" style:language-asian="tr" style:country-asian="TR" style:font-name-complex="Times New Roman1" style:font-size-complex="12pt"/>
    </style:style>
    <style:style style:name="T74" style:family="text">
      <style:text-properties fo:font-size="12pt" officeooo:rsid="0013588f" style:font-size-asian="12pt" style:language-asian="tr" style:country-asian="TR" style:font-name-complex="Times New Roman1" style:font-size-complex="12pt"/>
    </style:style>
    <style:style style:name="T75" style:family="text">
      <style:text-properties fo:font-size="12pt" officeooo:rsid="0016c4b9" style:font-size-asian="12pt" style:language-asian="tr" style:country-asian="TR" style:font-name-complex="Times New Roman1" style:font-size-complex="12pt"/>
    </style:style>
    <style:style style:name="T76" style:family="text">
      <style:text-properties fo:font-size="12pt" officeooo:rsid="0016608b" style:font-size-asian="12pt" style:language-asian="tr" style:country-asian="TR" style:font-name-complex="Times New Roman1" style:font-size-complex="12pt"/>
    </style:style>
    <style:style style:name="T77" style:family="text">
      <style:text-properties fo:font-size="12pt" officeooo:rsid="001edcb9" style:font-size-asian="12pt" style:language-asian="tr" style:country-asian="TR" style:font-name-complex="Times New Roman1" style:font-size-complex="12pt"/>
    </style:style>
    <style:style style:name="T78" style:family="text">
      <style:text-properties fo:font-size="12pt" officeooo:rsid="0013e64a" style:font-size-asian="12pt" style:language-asian="tr" style:country-asian="TR" style:font-name-complex="Times New Roman1" style:font-size-complex="12pt"/>
    </style:style>
    <style:style style:name="T79" style:family="text">
      <style:text-properties fo:font-size="12pt" officeooo:rsid="001c4bd1" style:font-size-asian="12pt" style:language-asian="tr" style:country-asian="TR" style:font-name-complex="Times New Roman1" style:font-size-complex="12pt"/>
    </style:style>
    <style:style style:name="T80" style:family="text">
      <style:text-properties fo:font-size="12pt" officeooo:rsid="001a0333" style:font-size-asian="12pt" style:language-asian="tr" style:country-asian="TR" style:font-name-complex="Times New Roman1" style:font-size-complex="12pt"/>
    </style:style>
    <style:style style:name="T81" style:family="text">
      <style:text-properties fo:font-size="12pt" officeooo:rsid="0015cb8e" style:font-size-asian="12pt" style:language-asian="tr" style:country-asian="TR" style:font-name-complex="Times New Roman1" style:font-size-complex="12pt"/>
    </style:style>
    <style:style style:name="T82" style:family="text">
      <style:text-properties fo:font-size="12pt" officeooo:rsid="0014c035" style:font-size-asian="12pt" style:language-asian="tr" style:country-asian="TR" style:font-name-complex="Times New Roman1" style:font-size-complex="12pt"/>
    </style:style>
    <style:style style:name="T83" style:family="text">
      <style:text-properties fo:font-size="12pt" officeooo:rsid="003369e4" style:font-size-asian="12pt" style:language-asian="tr" style:country-asian="TR" style:font-name-complex="Times New Roman1" style:font-size-complex="12pt"/>
    </style:style>
    <style:style style:name="T84" style:family="text">
      <style:text-properties fo:font-size="12pt" officeooo:rsid="00348da0" style:font-size-asian="12pt" style:language-asian="tr" style:country-asian="TR" style:font-name-complex="Times New Roman1" style:font-size-complex="12pt"/>
    </style:style>
    <style:style style:name="T85" style:family="text">
      <style:text-properties fo:font-size="12pt" fo:font-style="italic" fo:font-weight="bold" style:font-size-asian="12pt" style:language-asian="tr" style:country-asian="TR" style:font-style-asian="italic" style:font-weight-asian="bold" style:font-name-complex="Times New Roman1" style:font-size-complex="12pt"/>
    </style:style>
    <style:style style:name="T86" style:family="text">
      <style:text-properties officeooo:rsid="0033b636"/>
    </style:style>
    <style:style style:name="T87" style:family="text">
      <style:text-properties officeooo:rsid="00347560"/>
    </style:style>
    <style:style style:name="T88" style:family="text">
      <style:text-properties officeooo:rsid="00348d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İRLİ SÜRELİ KİRA SÖZLEŞMESİ</text:p>
      <text:p text:style-name="P3"/>
      <text:p text:style-name="P4"><text:span text:style-name="T17">MADDE </text:span><text:span text:style-name="T18">1<text:tab/></text:span><text:span text:style-name="T29">Tanım</text:span><text:span text:style-name="T30">lar</text:span><text:span text:style-name="T29"><text:tab/></text:span></text:p>
      <text:p text:style-name="P9"><text:span text:style-name="T49">İ</text:span><text:span text:style-name="T43">şbu sözleşmede adı geçen;</text:span></text:p>
      <text:p text:style-name="P4"><text:span text:style-name="T31"><text:tab/>Kiraya veren</text:span><text:span text:style-name="T40">; </text:span><text:span text:style-name="T41">s</text:span><text:span text:style-name="T40">özleşmede belirtilen gayrimenkulun yasal sahibi</text:span><text:span text:style-name="T41">ni</text:span><text:span text:style-name="T40"> ve/veya vekili</text:span><text:span text:style-name="T41">ni</text:span><text:span text:style-name="T40">, </text:span></text:p>
      <text:p text:style-name="P5"><text:span text:style-name="T31"><text:tab/>Kiracı;</text:span><text:span text:style-name="T45"> </text:span><text:span text:style-name="T46">s</text:span><text:span text:style-name="T45">özleşmede belirtilen </text:span><text:span text:style-name="T48">taşınmazı</text:span><text:span text:style-name="T45"> kiralama hak</text:span><text:span text:style-name="T47">k</text:span><text:span text:style-name="T45">ını belirli bir ücret karşılığında kabul <text:s/>eden gerçek veya tüzel kişi</text:span><text:span text:style-name="T46">yi, </text:span></text:p>
      <text:p text:style-name="P5"><text:span text:style-name="T36"><text:tab/></text:span><text:span text:style-name="T31">Sözleşme:</text:span><text:span text:style-name="T40"> </text:span><text:span text:style-name="T41">t</text:span><text:span text:style-name="T40">araflarca, şartları belirlenen, şartlar üzerinde anlaşmaya varılan ve imza altına alınan </text:span><text:span text:style-name="T41">işbu </text:span><text:span text:style-name="T40">kira sözleşmesi</text:span><text:span text:style-name="T41">ni ifade eder. </text:span></text:p>
      <text:p text:style-name="P5"><text:span text:style-name="T41"><text:tab/></text:span><text:span text:style-name="T3">İş bu k</text:span>ira sözleşmesi, kiraya verenin , <text:span text:style-name="T10">bu sözleşmede özellikleri belirtilen gayrimenkulun</text:span> kullanılmasını veya kullanmayla birlikte ondan yararlanılmasını kiracıya bırakmayı, kiracının da buna karşılık kararlaştırılan kira bedelini ödemeyi üstlendiği<text:span text:style-name="T10"> </text:span>sözleşmedir.</text:p>
      <text:p text:style-name="P28"/>
      <text:p text:style-name="P13"><text:span text:style-name="T53">MADDE </text:span><text:span text:style-name="T54">2<text:tab/></text:span><text:span text:style-name="T55">Kira süresi<text:tab/></text:span></text:p>
      <text:p text:style-name="P13"><text:span text:style-name="T56">S</text:span><text:span text:style-name="T57">özleşme, belirli bir süre için yapıl</text:span><text:span text:style-name="T58">mıştır ve sözleşme tarihinden itibaren 1 (bir) yıldır.</text:span><text:span text:style-name="T57">. </text:span><text:span text:style-name="T58">Sözleşme k</text:span><text:span text:style-name="T57">ararlaştırılan sürenin geçmesiyle herhangi bir bildirim olmaksızın sona ere</text:span><text:span text:style-name="T58">r. </text:span></text:p>
      <text:p text:style-name="P3"/>
      <text:p text:style-name="P4"><text:span text:style-name="T17">MADDE 3 <text:tab/></text:span><text:span text:style-name="T33">Vergi ve benzeri yükümlülüklere katlanma borcu<text:tab/></text:span></text:p>
      <text:p text:style-name="P6">Kiralananla ilgili <text:span text:style-name="T27">stopaj </text:span>vergi<text:span text:style-name="T27">si, çevre temizlik vergisi </text:span>ve benzeri yükümlülükler, <text:span text:style-name="T10">kiracı tarafından ödenecektir. </text:span><text:span text:style-name="T65">Kiracı elektrik, su, </text:span><text:span text:style-name="T67">aidat</text:span><text:span text:style-name="T65"> vb. abone gerektiren işlemlerde, kira başlangıcında abonelikleri üzerine alacaktır ve kira müddeti boyunca bu </text:span><text:span text:style-name="T68">aboneliklere ait</text:span><text:span text:style-name="T65"> giderler kiracıya aittir.</text:span></text:p>
      <text:p text:style-name="P3"/>
      <text:p text:style-name="P4"><text:span text:style-name="T17">MADDE </text:span><text:span text:style-name="T18">4 <text:tab/></text:span><text:span text:style-name="T34">Yan giderlere katlanma borcu</text:span><text:span text:style-name="T17"> <text:tab/></text:span></text:p>
      <text:p text:style-name="P4">Kira<text:span text:style-name="T10">cı</text:span>, kiralananın kullanımıyla ilgili olmak üzere, kendisi veya üçüncü kişi tarafından yapılan yan giderlere katlanmakla yükümlüdür.</text:p>
      <text:p text:style-name="P20"/>
      <text:p text:style-name="P7"><text:span text:style-name="T17">MADDE </text:span><text:span text:style-name="T18">5<text:tab/></text:span><text:span text:style-name="T34">Kiralananın teslim anında </text:span><text:span text:style-name="T37">ve </text:span><text:span text:style-name="T34">sonra</text:span><text:span text:style-name="T37">sı</text:span><text:span text:style-name="T34"> ayıplı hâle gelmesinden sorumluluk</text:span><text:span text:style-name="T17"> <text:tab/></text:span></text:p>
      <text:list xml:id="list1047130628" text:style-name="WWNum3">
        <text:list-header>
          <text:p text:style-name="P29"><text:span text:style-name="T9">İşbu sözleşme ile 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Kiracı, <text:span text:style-name="T86">sonradan oluşan ve</text:span> kendisinin gidermekle yükümlü olmadığı ayıpları, kiraya verene gecikmeksizin bildirmekle yükümlüdür; aksi takdirde bundan doğan zarardan <text:span text:style-name="T59">kendisi</text:span> sorumludur. <text:span text:style-name="T4">Kiralanan, kiracıya olduğu şekliyle kiralanmıştır. </text:span>Kiralanan <text:span text:style-name="T10">tam ve eksiksiz olarak kiracıya teslim edilmiştir ve kiracı kiralananı tam ve eksiksiz olarak teslim almıştır. Kiracının sözleşme sonrası, kendi ihtiyaçları doğrultusunda ortaya çıkabilecek ve eksik olarak tanımlayacağı şeylerin hükmü yoktur, bu tip eksikliklerin sorumluluğu kiracıya aittir. </text:span>Kiralanan sonradan ayıplı duruma gelirse kiracı, kiraya verenden ayıpların giderilmesini <text:span text:style-name="T86">isteyebilir, ama</text:span> kira bedelinden ayıpla orantılı bir indirim yapılmasını ya da zararının giderilmesini isteye<text:span text:style-name="T11">mez</text:span>. Kiracı, kiraya verenden kiralanandaki ayıbın uygun bir sürede giderilmesini isteyebilir; bu sürede ayıp giderilmezse kiracı, ayıbı kiraya veren hesabına giderte<text:span text:style-name="T11">mez</text:span> ve bundan doğan alacağını kira bedelinden indire<text:span text:style-name="T11">mez</text:span> veya kiralananın ayıpsız bir benzeri ile değiştirilmesini isteye<text:span text:style-name="T11">mez</text:span>. Ayıbın, kiralananın öngörülen kullanıma elverişliliğini ortadan kaldırması ya da önemli ölçüde engellemesi ve verilen sürede giderilmemesi hâlinde kiracı, sözleşmeyi feshedebilir. Kiraya veren, kiralanandaki ayıbı gidermek yerine, uygun bir süre içinde ayıpsız benzeriyle değiştirebilir. Kiraya veren, <text:span text:style-name="T12">kiralananda sonradan oluşabilecek ayıplar ile kiracının uğrayacağı zaralardan sorumlu tutulamaz. Kiracı, bu durumda,</text:span> malın ayıpsız bir benzerini <text:span text:style-name="T12">isteyemez</text:span> ve <text:span text:style-name="T12">bu ayıptan dolayı </text:span>uğradığı zararın <text:span text:style-name="T12">karşılanmasını isteyemez.</text:span> Kiraya veren, <text:span text:style-name="T12">sözleşme başlangıcında taşınmazı “olduğu gibi” kiralamıştır. Kiralananın ayıplı duruma gelmesi ile, kiracının zaman geçirmeden ve zarar etmeden, herhangi bir hak talep etmeden kirayı fesh hakkı saklıdır. Kiraya veren, kiralananın sonradan ayıplı olması ve kiracının bu ayıplı durumla zaman kaybetmesi </text:span><text:soft-page-break/><text:span text:style-name="T12">ve buna bağlı olarak doğan zararları kiracıya ödemekle yükümlü değildir. Kiracı, kiralananın ayıplarının giderilmesine ya da zararların önlenmesine yönelik çalışmalara katlanmakla yükümlüdür. </text:span></text:p>
          <text:p text:style-name="P29"/>
        </text:list-header>
      </text:list>
      <text:p text:style-name="P4"><text:span text:style-name="T17">MADDE </text:span><text:span text:style-name="T22">6</text:span><text:span text:style-name="T18"><text:tab/></text:span><text:span text:style-name="T34">Kira bedelinin indirilmesi</text:span><text:span text:style-name="T17"> <text:tab/></text:span></text:p>
      <text:p text:style-name="P4">Kiracı, <text:span text:style-name="T12">kira süresi boyunca, sözleşmede belirlenen kira bedelinde herhangi bir sebeple </text:span>bir indirim yapılmasını isteye<text:span text:style-name="T12">mez</text:span>.</text:p>
      <text:p text:style-name="P4"/>
      <text:p text:style-name="P4"><text:span text:style-name="T17">MADDE </text:span><text:span text:style-name="T22">7</text:span><text:span text:style-name="T17"><text:tab/></text:span><text:span text:style-name="T33">Kiralananın el değiştirmesi</text:span><text:span text:style-name="T17"> <text:tab/></text:span></text:p>
      <text:p text:style-name="P4">Sözleşmenin kurulmasından sonra kiralanan herhangi bir sebeple el değiştirirse, yeni malik kira sözleşmesinin tarafı olur. </text:p>
      <text:p text:style-name="P4"/>
      <text:p text:style-name="P4"><text:span text:style-name="T17">MADDE </text:span><text:span text:style-name="T22">8</text:span><text:span text:style-name="T18"><text:tab/></text:span><text:span text:style-name="T34">Kira bedelini ödeme borcu,</text:span><text:span text:style-name="T17"> </text:span><text:span text:style-name="T21">ifa zamanı ,kiracının temerrüdü</text:span><text:span text:style-name="T17"><text:tab/><text:tab/></text:span></text:p>
      <text:list xml:id="list165839709559170" text:continue-numbering="true" text:style-name="WWNum3">
        <text:list-header>
          <text:p text:style-name="P30"><text:span text:style-name="T64">Kira bedeli nettir. <text:s/></text:span><text:span text:style-name="T63">Sözleşme</text:span><text:span text:style-name="T64">de</text:span><text:span text:style-name="T63"> </text:span><text:span text:style-name="T64">belirtilen kira bedeli</text:span><text:span text:style-name="T63">, vergiler düşüldükten sonra </text:span><text:span text:style-name="T64">kiralayana </text:span><text:span text:style-name="T63">ödene</text:span><text:span text:style-name="T64">cek</text:span><text:span text:style-name="T63"> </text:span><text:span text:style-name="T68">net </text:span><text:span text:style-name="T63">miktardır. </text:span><text:span text:style-name="T64">Kira stopaj vergisi kiracı tarafından, </text:span><text:span text:style-name="T68">kiraya veren adına </text:span><text:span text:style-name="T64">ödenecektir. Her türlü resim vergi ve harçlar, ÇTV, stopaj vergisi ve kira süresi içerisinde ortaya çıkabilecek her türlü resmi ödemeler, vergi ve harçlar kiracı tarafından ödenecektir.</text:span><text:span text:style-name="T63"> </text:span></text:p>
        </text:list-header>
      </text:list>
      <text:p text:style-name="P4">Kiracı, kira bedelini ödemekle yükümlüdür. <text:span text:style-name="T13">Sözleşme kira bedelinin ödenmesi ile yürürlüğe girer. Kira bedelinin ödenmemesi, kiraya verene sözleşmeyi tek taraflı fesh hakkı verir. </text:span>Kiracı, kira bedelini <text:span text:style-name="T13">( kira bedeli aylık ödemeli yapılacaksa )</text:span> ve yan giderleri, her ayın <text:span text:style-name="T13">başında peşin </text:span>ödemekle yükümlüdür. <text:span text:style-name="T13">Kira ödemeleri kiraya verene ait banka hesabına yatırılacaktır. </text:span>Kiracı, kiralananın tesliminden sonra muaccel olan kira bedelini veya yan gideri ödeme borcunu ifa etmezse, kiraya veren kiracıya yazılı olarak <text:span text:style-name="T13">30 (gün)</text:span> süre verip, bu sürede de ifa etmeme durumunda, sözleşmeyi fesh ede<text:span text:style-name="T28">bi</text:span>lir. Bu süre, kiracıya yazılı bildirimin yapıldığı tarihi izleyen günden itibaren işlemeye başlar.</text:p>
      <text:p text:style-name="P4"/>
      <text:p text:style-name="P4"><text:span text:style-name="T17">MADDE </text:span><text:span text:style-name="T22">9</text:span><text:span text:style-name="T19"><text:tab/></text:span><text:span text:style-name="T35">Özenle kullanma ve komşulara saygı gösterme borcu</text:span><text:span text:style-name="T17"> <text:tab/></text:span></text:p>
      <text:p text:style-name="P4">Kiracı, kiralananı, sözleşmeye uygun olarak özenle kullanmak ve kiralananın bulunduğu taşınmazda oturan kişiler ile komşulara gerekli saygıyı göstermekle yükümlüdür. Kiracının bu yükümlülüğüne aykırı davranması durumunda kiraya veren, kiracıya önceden bir ihtarda bulunmaksızın, yazılı bir bildirimle sözleşmeyi hemen feshedebilir.</text:p>
      <text:p text:style-name="P4"/>
      <text:p text:style-name="P4"><text:span text:style-name="T17">MADDE 1</text:span><text:span text:style-name="T22">0</text:span><text:span text:style-name="T19"><text:tab/></text:span><text:span text:style-name="T35">Temizlik ve bakım giderlerini ödeme borcu</text:span> <text:tab/></text:p>
      <text:p text:style-name="P4">Kiracı, kiralananın olağan kullanımı için gerekli temizlik ve bakım giderlerini ödemekle yükümlüdür.</text:p>
      <text:p text:style-name="P3"/>
      <text:p text:style-name="P4"><text:span text:style-name="T17">MADDE 1</text:span><text:span text:style-name="T22">1</text:span><text:span text:style-name="T19"><text:tab/></text:span><text:span text:style-name="T22">K</text:span><text:span text:style-name="T35">iralananın gösterilmesine katlanma borcu </text:span></text:p>
      <text:p text:style-name="P4">Kiracı, bakım, satış ya da sonraki kiralama için zorunlu olduğu ölçüde, kiraya verenin ve onun belirlediği üçüncü kişinin kiralananı gezip görmesine izin vermekle yükümlüdür. Kiraya veren, çalışmaları ve kiralananın gezilip görüleceğini uygun bir süre <text:span text:style-name="T23">önce  kiracıya bildirmek ve bunların </text:span>yapıldığı sırada kiracının yararlarını göz önünde tutmak zorundadır. </text:p>
      <text:p text:style-name="P4"/>
      <text:p text:style-name="P4"><text:span text:style-name="T17">MADDE </text:span><text:span text:style-name="T19">1</text:span><text:span text:style-name="T22">2</text:span><text:span text:style-name="T19"><text:tab/></text:span><text:span text:style-name="T35">Kiralananda yenilik ve değişiklik yapılması</text:span> <text:tab/></text:p>
      <text:p text:style-name="P8">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Kiracı, </text:span><text:span text:style-name="T7">bu nedenle</text:span><text:span text:style-name="T1"> kira bedelinin indirilmesi ve zararının giderilmesin</text:span><text:span text:style-name="T7">i talep edemez</text:span><text:span text:style-name="T1">. </text:span>Kiracı, kiraya verenin yazılı rızasıyla kiralananda yenilik ve değişiklikler yapabilir. Yenilik ve değişikliklere rıza gösteren kiraya veren, yazılı olarak kararlaştırılmış olmadıkça, kiralananın eski durumuyla geri verilmesini isteyemez. Kiracı, kiraya verenin rızasıyla yaptığı yenilik ve değişiklikler sebebiyle kiralananda ortaya çıkan <text:soft-page-break/>değer artışının karşılığını isteyemez. <text:span text:style-name="T63">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66">Kiracı, kira bitiminde yaptığı bu tip imalatları sökemez, çıkaramaz, kıramaz. Kiracı bu tip imalatları sağlam olarak kiraya verene teslim etmekle yükümlüdür. </text:span></text:p>
      <text:p text:style-name="P21"/>
      <text:p text:style-name="P4"><text:span text:style-name="T17">MADDE </text:span><text:span text:style-name="T22">13</text:span><text:span text:style-name="T19"><text:tab/></text:span><text:span text:style-name="T35">Alt kira ve kullanım hakkının devri, </text:span><text:span text:style-name="T32">Kira ilişkisinin devri</text:span><text:span text:style-name="T17"> <text:tab/></text:span></text:p>
      <text:p text:style-name="P4">Kiracı, kiraya verenin yazılı rızası olmadıkça, kiralananı başkasına kiralayamayacağı gibi, kullanım hakkını da devredemez. Kiracı, kiraya verenin yazılı rızasını almadıkça, kira ilişkisini başkasına devredemez. </text:p>
      <text:p text:style-name="P4"/>
      <text:p text:style-name="P4"><text:span text:style-name="T17">MADDE </text:span><text:span text:style-name="T19">1</text:span><text:span text:style-name="T22">4</text:span><text:span text:style-name="T19"><text:tab/></text:span><text:span text:style-name="T35">Kiralananın kullanılmaması</text:span><text:span text:style-name="T17"> <text:tab/></text:span></text:p>
      <text:p text:style-name="P4">Kullanıma elverişli bulundurulduğu sürece kiralanan, kiracının kendisinden kaynaklanan bir sebeple kullanılmasa veya sınırlı olarak kullanılsa bile kiracı, kira bedelini ödemekle yükümlüdür. Bu durumda, <text:span text:style-name="T14">varsa </text:span>kiraya verenin yapmaktan kurtulduğu giderler kira bedelinden indirilir. </text:p>
      <text:p text:style-name="P4"/>
      <text:p text:style-name="P4"><text:span text:style-name="T17">MADDE </text:span><text:span text:style-name="T22">15</text:span><text:span text:style-name="T19"><text:tab/></text:span><text:span text:style-name="T35">Kiralananın sözleşmenin bitiminden önce geri verilmesi</text:span><text:span text:style-name="T17"> <text:s/><text:tab/></text:span></text:p>
      <text:p text:style-name="P4">Kiracı, sözleşme süresine veya fesih dönemine uymaksızın kiralananı geri verdiği takdirde, kira sözleşmesinden doğan borçları, <text:span text:style-name="T14">sözleşme süresi boyunca devam eder. Bu gibi durumlarda kiracının, kiralananı başkasına devretmesi söz konusu değildir. Kiraya veren, k</text:span>iralananın <text:span text:style-name="T87">güncel</text:span> koşullarla kiraya verilebileceği <text:span text:style-name="T14">yeni bir kiracı bulması </text:span>hâlinde, kiracının kira sözleşmesinden doğan borçları sona erer. <text:s/>Kiraya veren, <text:span text:style-name="T87">varsa </text:span>yapmaktan kurtulduğu giderler<text:span text:style-name="T87">i</text:span> kira bedelinden indirmekle yükümlüdür. <text:span text:style-name="T14">Kiralanan sözleşme süresi boyunca başka bir kişiye kiralanamazsa, kiracı sözleşmede belirtilen şartlarda, kiralananı kullanmasa bile, kira borcunu ödemekle yükümlüdür.</text:span></text:p>
      <text:p text:style-name="P4"/>
      <text:p text:style-name="P4"><text:span text:style-name="T17">MADDE </text:span><text:span text:style-name="T22">16</text:span><text:span text:style-name="T19"><text:tab/></text:span><text:span text:style-name="T33">Sözleşmenin sona ermesi</text:span><text:span text:style-name="T2"> <text:tab/></text:span></text:p>
      <text:p text:style-name="P4"><text:span text:style-name="T5">İşbu sözleşme, belirli süreli bir sözleşmedir ve süre 1 (bir) yıldır. K</text:span>ira sözleşmesi bu sürenin sonunda kendiliğinden sona erer. Taraflar, <text:span text:style-name="T15">sözleşme bitim tarihinden önceki 1 (bir) ay içerisinde yeni bir anlaşma ile yeni bir sözleşme yapmazlarsa, </text:span>kira <text:span text:style-name="T15">sözleşmesi sona erer ve <text:s/>kiracı kiralananı sözleşme bitim tarihinde boşaltmakla yükümlüdür. </text:span><text:s/><text:span text:style-name="T15">İşbu </text:span>sözleşme, <text:span text:style-name="T15">hiçbir koşulda,</text:span> belirsiz süreli sözleşmeye dönüş<text:span text:style-name="T15">türülemez.</text:span><text:span text:style-name="T44"> </text:span></text:p>
      <text:p text:style-name="P22"/>
      <text:p text:style-name="P4"><text:span text:style-name="T17">MADDE </text:span><text:span text:style-name="T22">17</text:span><text:span text:style-name="T17"><text:tab/></text:span><text:span text:style-name="T33">Kiracının iflası </text:span><text:span text:style-name="T38">ve ölümü</text:span></text:p>
      <text:p text:style-name="P4">Kiracı, kiralananın tesliminden sonra iflas ederse kiraya veren, işleyecek kira bedelleri için güvence verilmesini isteyebilir. Kiraya veren, güvence verilmesi için kiracı ve iflas masasına yazılı olarak uygun bir süre verir. Bu süre içinde kendisine güvence verilmezse kiraya veren, sözleşmeyi herhangi bir fesih bildirim süresine uymaksızın hemen feshedebilir.<text:span text:style-name="T17"> </text:span>Kiracının ölmesi durumunda, <text:span text:style-name="T15">kiraya veren sözleşmeyi tek taraflı olarak fesh eder.</text:span> Ölen kiracının <text:span text:style-name="T26">mirasçıları ve </text:span>ortakları veya bu ortakların aynı meslek ve sanatı yürüten mirasçıları <text:span text:style-name="T15"><text:s/>kiranın devam etmesine yönelik istekleri bu sözleşmeye bağlı olarak geçersizdir. </text:span><text:span text:style-name="T42">Kiracının ölümü ile bu sözleşmedeki </text:span><text:span text:style-name="T39">“Kiralananın sözleşmenin bitiminden önce geri verilmesi” </text:span><text:span text:style-name="T42">maddesinde belirtilen şartlar uygulanır. </text:span><text:span text:style-name="T1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text:soft-page-break/></text:p>
      <text:p text:style-name="P4"><text:span text:style-name="T17">MADDE </text:span><text:span text:style-name="T22">18</text:span><text:span text:style-name="T20"><text:tab/></text:span><text:span text:style-name="T36">Kiralananın geri verilmesi</text:span><text:span text:style-name="T17"> <text:tab/><text:tab/></text:span></text:p>
      <text:p text:style-name="P4">K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text:span text:style-name="T87">de</text:span>, sözleşmeye aykırı kullanmadan doğacak zararları giderme<text:span text:style-name="T16">kle yükümlüdür.</text:span> </text:p>
      <text:p text:style-name="P3"/>
      <text:p text:style-name="P4"><text:span text:style-name="T17">MADDE </text:span><text:span text:style-name="T22">19</text:span><text:span text:style-name="T20"><text:tab/>Kiralananın gözden geçirilmesi ve kiracıya bildirme</text:span> <text:tab/></text:p>
      <text:p text:style-name="P4">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3"/>
      <text:p text:style-name="P4"><text:span text:style-name="T17">MADDE </text:span><text:span text:style-name="T20">2</text:span><text:span text:style-name="T22">0</text:span><text:span text:style-name="T20"><text:tab/></text:span><text:span text:style-name="T36">Kullanma giderleri</text:span><text:span text:style-name="T17"> <text:tab/><text:tab/></text:span></text:p>
      <text:p text:style-name="P4">Kiracı, ısıtma, aydınlatma ve su gibi kullanma giderlerine katlanmakla yükümlüdür. Giderlere katlanan taraf, bu giderleri ispat edici belgelerin birer örneğini, istem üzerine diğer tarafa vermek zorundadır. </text:p>
      <text:p text:style-name="P3"/>
      <text:p text:style-name="P4"><text:span text:style-name="T17">MADDE </text:span><text:span text:style-name="T20">2</text:span><text:span text:style-name="T22">1</text:span><text:span text:style-name="T20"><text:tab/></text:span><text:span text:style-name="T36">Kiracının güvence vermesi</text:span><text:span text:style-name="T17"> <text:tab/><text:tab/></text:span></text:p>
      <text:p text:style-name="P4"><text:span text:style-name="T6">K</text:span>iracı<text:span text:style-name="T24">nın</text:span> güvence verme borcu <text:span text:style-name="T24">vardır ve kira bedelinin %25 olarak yapılacaktır. </text:span>Güvence olarak para veya kıymetli evrak verilmesi kararlaştırılmışsa kiracı, kiraya verenin onayı olmaksızın çekilmemek üzere, parayı vadeli bir tasarruf hesabına yatırır, kıymetli evrakı ise bir bankaya depo eder. Banka, güvenceleri ancak iki tarafın rızasıyla veya icra takibinin kesinleşmesiyle ya da kesinleşmiş mahkeme kararına dayanarak geri verebilir. Kiraya veren, kira sözleşmesinin sona ermesini izleyen üç ay içinde kiracıya karşı kira sözleşmesiyle ilgili bir dava açtığını veya icra ya da iflas yoluyla takibe giriştiğini bankaya yazılı olarak bildirmemişse banka, kiracının istemi üzerine güvenceyi geri vermekle yükümlüdür.</text:p>
      <text:p text:style-name="P3"/>
      <text:p text:style-name="P4"><text:span text:style-name="T17">MADDE </text:span><text:span text:style-name="T22">22</text:span><text:span text:style-name="T20"> <text:tab/></text:span><text:span text:style-name="T36">Kira bedeli</text:span><text:span text:style-name="T17"> </text:span><text:span text:style-name="T20">ve </text:span><text:span text:style-name="T36">Belirlenmesi<text:tab/><text:tab/></text:span></text:p>
      <text:p text:style-name="P4"><text:span text:style-name="T6">İşbu </text:span>sözleşme <text:span text:style-name="T24">belirli süreli bir sözleşme olup, süre bitiminde sözleşme geçerliliğini yitirir. Ve sözleşme belirsiz süreli sözleşme haline dönüştürülemez. Bir yıldan uzun süreyle yapılan belirli süreli sözleşmelerde ise t</text:span>arafların <text:span text:style-name="T25">sözleşme</text:span>lerinde uygulanacak kira bedeline ilişkin <text:span text:style-name="T60">kira artış oranı</text:span>, bir önceki kira yılında, <text:span text:style-name="T87">yıllık üretici ve</text:span> tüketici fiyat endeks<text:span text:style-name="T87">ler</text:span>in<text:span text:style-name="T87">in</text:span> oniki aylık ortalamalar<text:span text:style-name="T87">ının toplamının yarısı </text:span>oranını<text:span text:style-name="T24">n %10 ‘un altında olması durumunda %10, değişim oranının %10 ‘un üstünde olması durumunda ise, değişim oranının altında olmamak</text:span> koşuluyla <text:span text:style-name="T61">yapılacaktır.</text:span>. </text:p>
      <text:p text:style-name="P23"/>
      <text:p text:style-name="P11"><text:span text:style-name="T70">MADDE </text:span><text:span text:style-name="T71">2</text:span><text:span text:style-name="T72">3</text:span><text:span text:style-name="T71"> <text:tab/></text:span><text:span text:style-name="T72">Sözleşmenin feshi</text:span></text:p>
      <text:list xml:id="list165840511330530" text:continue-numbering="true" text:style-name="WWNum3">
        <text:list-header>
          <text:p text:style-name="P33"><text:span text:style-name="T73">İşbu sözleşmenin herhangi bir maddesinin ihlali ile sözleşme fesh edilir ve kiracı mecuru hiçbir ihtara gerek kalmadan boşaltmakla yükümlüdür. İşbu sö</text:span><text:span text:style-name="T74">z</text:span><text:span text:style-name="T73">leşme kira bedelinin peşin ödenmesi ile yürürlüğe girer. Ödeme çek veya senet ile taahhüt edilmiş ise ödemenin zamanında <text:s/>ödenmemesi durumunda kiracı mecuru kayıtsız şartsız boşaltma</text:span><text:span text:style-name="T75">yı</text:span><text:span text:style-name="T73"> ve oturduğu sürenin bedelini yasal faizi ile birlikte </text:span><text:span text:style-name="T76">nakit olarak</text:span><text:span text:style-name="T73"> ödeme</text:span><text:span text:style-name="T75">yi taahhüt ve kabul eder</text:span><text:span text:style-name="T73">.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ext:span><text:span text:style-name="T77">T</text:span><text:span text:style-name="T73">ÜFE artışları ve yasal faizi ile birlikte ödemeyi peşinen kabul ve taahhüt eder.</text:span></text:p>
        </text:list-header>
      </text:list>
      <text:p text:style-name="P32"/>
      <text:p text:style-name="P32"/>
      <text:p text:style-name="P32"/>
      <text:list xml:id="list165838892029735" text:continue-numbering="true" text:style-name="WWNum3">
        <text:list-header>
          <text:p text:style-name="P33"><text:soft-page-break/><text:span text:style-name="T70">MADDE </text:span><text:span text:style-name="T71">2</text:span><text:span text:style-name="T72">4<text:tab/>Kefil ve şahit</text:span></text:p>
          <text:p text:style-name="P31">Kefil, bu sözşleşmeye attığı imza ile, sözleşme şartlarına uyulmaması ile ortaya çıkabilecek her türlü maddi ve manevi zararların karşılanması hususunda, müteselsilen sorumlu olduğunu kabul ve beyan etmiştir. Kefil <text:span text:style-name="T62">ve Şahit</text:span>, sözleşmeyi imzalayan kişinin, şözleşmede adı geçen kişi olduğunu ve sözleşmeyi imzalayan kişininde aynı kişi olduğuna şahitlik ettiğini kabul ve beyan eder. </text:p>
        </text:list-header>
      </text:list>
      <text:p text:style-name="P17"><text:span text:style-name="T73">İşbu akit, </text:span><text:span text:style-name="T83">6</text:span><text:span text:style-name="T76"> sayfa </text:span><text:span text:style-name="T84">ve 24 maddeden </text:span><text:span text:style-name="T76">oluşur ve </text:span><text:span text:style-name="T73">2 nüsha halinde tanzim edilmiş olup, taraflarca kabul edilmiş ve imzalanmıştır.</text:span></text:p>
      <text:p text:style-name="P25">İşbu akitteki bilgilerin doğruluğunu ve sözleşmenin tüm şartlarına uyacağımı peşinen kabul ettiğimi, <text:span text:style-name="T88">akiti okuyarak imzaladığımı,</text:span> beyan ve taahhüt ederim.</text:p>
      <text:p text:style-name="P16"/>
      <text:p text:style-name="P16"/>
      <text:p text:style-name="P16"/>
      <text:p text:style-name="P24">Tarih<text:tab/>: </text:p>
      <text:p text:style-name="P16"/>
      <text:p text:style-name="P16">KİRACI<text:tab/><text:tab/><text:tab/><text:tab/>KEFİL-ŞAHİT<text:tab/><text:tab/><text:tab/>KİRAYA VEREN</text:p>
      <text:p text:style-name="P10"/>
      <text:p text:style-name="P12"/>
      <text:p text:style-name="P12"/>
      <text:p text:style-name="P12"/>
      <text:p text:style-name="P12"/>
      <text:p text:style-name="P12"/>
      <text:p text:style-name="P12"/>
      <text:p text:style-name="P14">Kiraya Veren<text:tab/><text:tab/></text:p>
      <text:p text:style-name="P17"><text:span text:style-name="T73">Adı Soyadı<text:tab/><text:tab/>: <text:tab/></text:span><text:span text:style-name="T78">HACI MURAT BALCI</text:span></text:p>
      <text:p text:style-name="P18"><text:span text:style-name="T73">Sözleşme No<text:tab/><text:tab/>:<text:tab/></text:span><text:span text:style-name="T78">20</text:span><text:span text:style-name="T79">20</text:span><text:span text:style-name="T78">-</text:span><text:span text:style-name="T80">2604</text:span><text:span text:style-name="T78">00</text:span><text:span text:style-name="T79">5</text:span></text:p>
      <text:p text:style-name="P18"><text:span text:style-name="T73">Sözleşme Tarihi<text:tab/>:<text:tab/></text:span><text:span text:style-name="T80">26</text:span><text:span text:style-name="T78"> </text:span><text:span text:style-name="T80">NİSAN</text:span><text:span text:style-name="T78"> 201</text:span><text:span text:style-name="T79">9</text:span></text:p>
      <text:p text:style-name="P14"/>
      <text:p text:style-name="P14">Kiracı<text:tab/><text:tab/><text:tab/></text:p>
      <text:p text:style-name="P16">Adı Soyadı<text:tab/><text:tab/>:<text:tab/></text:p>
      <text:p text:style-name="P16">TC Kimlik No<text:tab/><text:tab/>:<text:tab/></text:p>
      <text:p text:style-name="P16">Adresi<text:tab/><text:tab/><text:tab/>:<text:tab/></text:p>
      <text:p text:style-name="P16">Telefon No<text:tab/><text:tab/>:<text:tab/></text:p>
      <text:p text:style-name="P15"/>
      <text:p text:style-name="P15">Kiralana<text:span text:style-name="T69">n</text:span><text:tab/></text:p>
      <text:p text:style-name="P17"><text:span text:style-name="T73">Cinsi<text:tab/><text:tab/><text:tab/>:<text:tab/></text:span><text:span text:style-name="T81">İÇİNDE KAPALI KAPALI DEPO ALANI OLAN ARSA</text:span></text:p>
      <text:p text:style-name="P17"><text:span text:style-name="T73">Ne için kullanılacağı<text:tab/>:<text:tab/></text:span><text:span text:style-name="T82">MALZEME DEPOSU </text:span></text:p>
      <text:p text:style-name="P16">Adresi<text:tab/><text:tab/><text:tab/>:<text:tab/></text:p>
      <text:p text:style-name="P17"><text:span text:style-name="T85">Tapu bilgileri<text:tab/> <text:s/><text:tab/></text:span><text:span text:style-name="T73">: Pafta <text:tab/><text:tab/>: </text:span><text:span text:style-name="T80">2</text:span><text:span text:style-name="T73"><text:tab/><text:tab/>Ada <text:tab/>: </text:span><text:span text:style-name="T80">244</text:span><text:span text:style-name="T73"><text:tab/><text:tab/>Parsel<text:tab/> <text:s text:c="3"/>: </text:span><text:span text:style-name="T80">21</text:span></text:p>
      <text:p text:style-name="P17"><text:span text:style-name="T85">Abone Bilgileri<text:tab/></text:span><text:span text:style-name="T73">: Elektrik<text:tab/>:<text:tab/> <text:tab/>Su <text:tab/>:<text:tab/><text:tab/>Doğalgaz:<text:tab/></text:span></text:p>
      <text:p text:style-name="P14"/>
      <text:p text:style-name="P14">Kiranın </text:p>
      <text:p text:style-name="P16">Başlangıç tarihi<text:tab/>:<text:tab/></text:p>
      <text:p text:style-name="P16">Bitiş tarihi<text:tab/><text:tab/>:<text:tab/></text:p>
      <text:p text:style-name="P17"><text:span text:style-name="T73">Süresi <text:tab/><text:tab/><text:tab/>:<text:tab/></text:span><text:span text:style-name="T80">BİR YIL</text:span></text:p>
      <text:p text:style-name="P17"><text:span text:style-name="T73">Bedeli<text:tab/><text:tab/><text:tab/>:<text:tab/></text:span><text:span text:style-name="T76"> + KİRA STOPAJ </text:span><text:span text:style-name="T84">VERGİSİ</text:span><text:span text:style-name="T76"> </text:span></text:p>
      <text:p text:style-name="P6"><text:span text:style-name="T50">Ödeme şekli<text:tab/><text:tab/>:<text:tab/></text:span><text:span text:style-name="T51">Sözleşme başlangıç tarihinden önce peşin olarak banka hesabına </text:span><text:span text:style-name="T52"><text:s/>yatırılacak</text:span></text:p>
      <text:p text:style-name="P12"/>
      <text:p text:style-name="P26"/>
      <text:p text:style-name="P26"/>
      <text:p text:style-name="P27"><text:soft-page-break/>Tahliye Taahhütnam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6427" officeooo:paragraph-rsid="00276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İRAYA VEREN<text:tab/>KİRACI<text:tab/>ŞAHİT-KEFİ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0-16T16:58:38.457061616</dc:date>
    <meta:editing-duration>PT40M6S</meta:editing-duration>
    <meta:editing-cycles>8</meta:editing-cycles>
    <meta:generator>LibreOffice/6.1.5.2$Linux_X86_64 LibreOffice_project/10$Build-2</meta:generator>
    <meta:document-statistic meta:table-count="0" meta:image-count="0" meta:object-count="0" meta:page-count="6" meta:paragraph-count="81" meta:word-count="2006" meta:character-count="15599" meta:non-whitespace-character-count="13538"/>
  </office:meta>
</office:document-meta>
</file>